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w York Medium" svg:font-family="'New York Medium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New York Medium" fo:font-size="18pt" style:font-size-asian="18pt" style:font-size-complex="18pt"/>
    </style:style>
    <style:style style:name="P2" style:family="paragraph" style:parent-style-name="Heading_20_2">
      <style:text-properties style:font-name="New York Medium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officeooo:paragraph-rsid="00362243"/>
    </style:style>
    <style:style style:name="P4" style:family="paragraph" style:parent-style-name="Horizontal_20_Line">
      <style:text-properties style:font-name="New York Medium"/>
    </style:style>
    <style:style style:name="P5" style:family="paragraph" style:parent-style-name="Heading_20_2">
      <style:text-properties style:font-name="New York Medium" fo:font-size="12pt" style:font-size-asian="12pt" style:font-size-complex="12pt"/>
    </style:style>
    <style:style style:name="P6" style:family="paragraph" style:parent-style-name="Text_20_body">
      <style:text-properties officeooo:paragraph-rsid="0011ac16"/>
    </style:style>
    <style:style style:name="P7" style:family="paragraph" style:parent-style-name="Text_20_body">
      <style:text-properties officeooo:paragraph-rsid="001335a3"/>
    </style:style>
    <style:style style:name="P8" style:family="paragraph" style:parent-style-name="Text_20_body">
      <style:text-properties style:font-name="New York Medium" fo:font-size="11pt" officeooo:rsid="0014b0ed" style:font-size-asian="11pt" style:font-size-complex="11pt"/>
    </style:style>
    <style:style style:name="P9" style:family="paragraph" style:parent-style-name="Text_20_body">
      <style:text-properties officeooo:paragraph-rsid="0014b0ed"/>
    </style:style>
    <style:style style:name="P10" style:family="paragraph" style:parent-style-name="Text_20_body">
      <style:text-properties officeooo:paragraph-rsid="0016839b"/>
    </style:style>
    <style:style style:name="P11" style:family="paragraph" style:parent-style-name="Text_20_body">
      <style:text-properties officeooo:paragraph-rsid="00184f85"/>
    </style:style>
    <style:style style:name="P12" style:family="paragraph" style:parent-style-name="Text_20_body">
      <style:text-properties officeooo:paragraph-rsid="002cf938"/>
    </style:style>
    <style:style style:name="P13" style:family="paragraph" style:parent-style-name="Text_20_body">
      <style:text-properties officeooo:paragraph-rsid="00189bc4"/>
    </style:style>
    <style:style style:name="T1" style:family="text">
      <style:text-properties style:font-name="New York Medium" fo:font-weight="normal" officeooo:rsid="00127f2f" style:font-weight-asian="normal" style:font-weight-complex="normal"/>
    </style:style>
    <style:style style:name="T2" style:family="text">
      <style:text-properties style:font-name="New York Medium" fo:font-weight="normal" officeooo:rsid="002941bc" style:font-weight-asian="normal" style:font-weight-complex="normal"/>
    </style:style>
    <style:style style:name="T3" style:family="text">
      <style:text-properties style:font-name="New York Medium" fo:font-weight="normal" style:font-weight-asian="normal" style:font-weight-complex="normal"/>
    </style:style>
    <style:style style:name="T4" style:family="text">
      <style:text-properties style:font-name="New York Medium" fo:font-weight="normal" officeooo:rsid="0010056d" style:font-weight-asian="normal" style:font-weight-complex="normal"/>
    </style:style>
    <style:style style:name="T5" style:family="text">
      <style:text-properties style:font-name="New York Medium"/>
    </style:style>
    <style:style style:name="T6" style:family="text">
      <style:text-properties officeooo:rsid="001c9d5f"/>
    </style:style>
    <style:style style:name="T7" style:family="text">
      <style:text-properties officeooo:rsid="002cf938"/>
    </style:style>
    <style:style style:name="T8" style:family="text">
      <style:text-properties officeooo:rsid="0010056d"/>
    </style:style>
    <style:style style:name="T9" style:family="text">
      <style:text-properties officeooo:rsid="001c34f8"/>
    </style:style>
    <style:style style:name="T10" style:family="text">
      <style:text-properties style:font-name="New York Medium" officeooo:rsid="0010056d"/>
    </style:style>
    <style:style style:name="T11" style:family="text">
      <style:text-properties style:font-name="New York Medium" officeooo:rsid="0011ac16"/>
    </style:style>
    <style:style style:name="T12" style:family="text">
      <style:text-properties style:font-name="New York Medium" officeooo:rsid="002941bc"/>
    </style:style>
    <style:style style:name="T13" style:family="text">
      <style:text-properties style:font-name="New York Medium" officeooo:rsid="002cf938"/>
    </style:style>
    <style:style style:name="T14" style:family="text">
      <style:text-properties style:font-name="New York Medium" officeooo:rsid="001c9d5f"/>
    </style:style>
    <style:style style:name="T15" style:family="text">
      <style:text-properties style:font-name="New York Medium" officeooo:rsid="001335a3"/>
    </style:style>
    <style:style style:name="T16" style:family="text">
      <style:text-properties style:font-name="New York Medium" fo:font-size="10pt" style:font-size-asian="10pt" style:font-size-complex="10pt"/>
    </style:style>
    <style:style style:name="T17" style:family="text">
      <style:text-properties style:font-name="New York Medium" fo:font-size="10pt" officeooo:rsid="002941bc" style:font-size-asian="10pt" style:font-size-complex="10pt"/>
    </style:style>
    <style:style style:name="T18" style:family="text">
      <style:text-properties style:font-name="New York Medium" fo:font-size="10pt" officeooo:rsid="0010056d" style:font-size-asian="10pt" style:font-size-complex="10pt"/>
    </style:style>
    <style:style style:name="T19" style:family="text">
      <style:text-properties style:font-name="New York Medium" fo:font-size="10pt" officeooo:rsid="00127f2f" style:font-size-asian="10pt" style:font-size-complex="10pt"/>
    </style:style>
    <style:style style:name="T20" style:family="text">
      <style:text-properties style:font-name="New York Medium" fo:font-size="10pt" officeooo:rsid="0011ac16" style:font-size-asian="10pt" style:font-size-complex="10pt"/>
    </style:style>
    <style:style style:name="T21" style:family="text">
      <style:text-properties style:font-name="New York Medium" fo:font-size="10pt" officeooo:rsid="003571a9" style:font-size-asian="10pt" style:font-size-complex="10pt"/>
    </style:style>
    <style:style style:name="T22" style:family="text">
      <style:text-properties style:font-name="New York Medium" fo:font-size="10pt" officeooo:rsid="001b8382" style:font-size-asian="10pt" style:font-size-complex="10pt"/>
    </style:style>
    <style:style style:name="T23" style:family="text">
      <style:text-properties style:font-name="New York Medium" fo:font-size="10pt" officeooo:rsid="001335a3" style:font-size-asian="10pt" style:font-size-complex="10pt"/>
    </style:style>
    <style:style style:name="T24" style:family="text">
      <style:text-properties style:font-name="New York Medium" fo:font-size="11pt" fo:font-weight="normal" style:font-size-asian="11pt" style:font-weight-asian="normal" style:font-size-complex="11pt" style:font-weight-complex="normal"/>
    </style:style>
    <style:style style:name="T25" style:family="text">
      <style:text-properties style:font-name="New York Medium" fo:font-size="11pt" fo:font-weight="normal" officeooo:rsid="002b036b" style:font-size-asian="11pt" style:font-weight-asian="normal" style:font-size-complex="11pt" style:font-weight-complex="normal"/>
    </style:style>
    <style:style style:name="T26" style:family="text">
      <style:text-properties style:font-name="New York Medium" fo:font-size="11pt" fo:font-weight="normal" officeooo:rsid="001335a3" style:font-size-asian="11pt" style:font-weight-asian="normal" style:font-size-complex="11pt" style:font-weight-complex="normal"/>
    </style:style>
    <style:style style:name="T27" style:family="text">
      <style:text-properties style:font-name="New York Medium" fo:font-size="11pt" style:font-size-asian="11pt" style:font-size-complex="11pt"/>
    </style:style>
    <style:style style:name="T28" style:family="text">
      <style:text-properties style:font-name="New York Medium" fo:font-size="11pt" officeooo:rsid="0016839b" style:font-size-asian="11pt" style:font-size-complex="11pt"/>
    </style:style>
    <style:style style:name="T29" style:family="text">
      <style:text-properties style:font-name="New York Medium" fo:font-size="11pt" officeooo:rsid="001335a3" style:font-size-asian="11pt" style:font-size-complex="11pt"/>
    </style:style>
    <style:style style:name="T30" style:family="text">
      <style:text-properties style:font-name="New York Medium" fo:font-size="11pt" fo:font-weight="normal" officeooo:rsid="0011ac16" style:font-size-asian="11pt" style:font-weight-asian="normal" style:font-size-complex="11pt" style:font-weight-complex="normal"/>
    </style:style>
    <style:style style:name="T31" style:family="text">
      <style:text-properties style:font-name="New York Medium" fo:font-size="11pt" officeooo:rsid="0011ac16" style:font-size-asian="11pt" style:font-size-complex="11pt"/>
    </style:style>
    <style:style style:name="T32" style:family="text">
      <style:text-properties style:font-name="New York Medium" fo:font-size="11pt" officeooo:rsid="001d52cb" style:font-size-asian="11pt" style:font-size-complex="11pt"/>
    </style:style>
    <style:style style:name="T33" style:family="text">
      <style:text-properties style:font-name="New York Medium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style:font-name="New York Medium" fo:font-size="11pt" officeooo:rsid="0014b0ed" style:font-size-asian="11pt" style:font-size-complex="11pt"/>
    </style:style>
    <style:style style:name="T35" style:family="text">
      <style:text-properties style:font-name="New York Medium" fo:font-size="11pt" fo:font-style="italic" style:font-size-asian="11pt" style:font-style-asian="italic" style:font-size-complex="11pt" style:font-style-complex="italic"/>
    </style:style>
    <style:style style:name="T36" style:family="text">
      <style:text-properties style:font-name="New York Medium" fo:font-size="11pt" fo:font-weight="normal" officeooo:rsid="0014b0ed" style:font-size-asian="11pt" style:font-weight-asian="normal" style:font-size-complex="11pt" style:font-weight-complex="normal"/>
    </style:style>
    <style:style style:name="T37" style:family="text">
      <style:text-properties style:font-name="New York Medium" fo:font-size="11pt" fo:font-style="italic" fo:font-weight="normal" officeooo:rsid="0014b0ed" style:font-size-asian="11pt" style:font-style-asian="italic" style:font-weight-asian="normal" style:font-size-complex="11pt" style:font-style-complex="italic" style:font-weight-complex="normal"/>
    </style:style>
    <style:style style:name="T38" style:family="text">
      <style:text-properties style:font-name="New York Medium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New York Medium" fo:font-size="11pt" fo:font-style="italic" officeooo:rsid="0014b0ed" style:font-size-asian="11pt" style:font-style-asian="italic" style:font-size-complex="11pt" style:font-style-complex="italic"/>
    </style:style>
    <style:style style:name="T40" style:family="text">
      <style:text-properties style:font-name="New York Medium" fo:font-size="11pt" fo:font-style="italic" fo:font-weight="normal" officeooo:rsid="0016839b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style:font-name="New York Medium" fo:font-size="11pt" officeooo:rsid="00259d66" style:font-size-asian="11pt" style:font-size-complex="11pt"/>
    </style:style>
    <style:style style:name="T42" style:family="text">
      <style:text-properties style:font-name="New York Medium" fo:font-size="11pt" fo:font-weight="normal" officeooo:rsid="0016839b" style:font-size-asian="11pt" style:font-weight-asian="normal" style:font-size-complex="11pt" style:font-weight-complex="normal"/>
    </style:style>
    <style:style style:name="T43" style:family="text">
      <style:text-properties officeooo:rsid="001b8382"/>
    </style:style>
    <style:style style:name="T44" style:family="text">
      <style:text-properties style:font-name="New York Medium" fo:font-size="11pt" fo:font-style="italic" fo:font-weight="normal" officeooo:rsid="00184f85" style:font-size-asian="11pt" style:font-style-asian="italic" style:font-weight-asian="normal" style:font-size-complex="11pt" style:font-style-complex="italic" style:font-weight-complex="normal"/>
    </style:style>
    <style:style style:name="T45" style:family="text">
      <style:text-properties style:font-name="New York Medium" fo:font-size="11pt" officeooo:rsid="00184f85" style:font-size-asian="11pt" style:font-size-complex="11pt"/>
    </style:style>
    <style:style style:name="T46" style:family="text">
      <style:text-properties fo:font-size="11pt" fo:font-style="italic" fo:font-weight="normal" officeooo:rsid="002cf938" style:font-size-asian="11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style:font-size-asian="11pt" style:font-style-asian="italic" style:font-size-complex="11pt" style:font-style-complex="italic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2cf938" style:font-size-asian="11pt" style:font-size-complex="11pt"/>
    </style:style>
    <style:style style:name="T51" style:family="text">
      <style:text-properties style:font-name="New York Medium" fo:font-size="11pt" officeooo:rsid="002eb6b9" style:font-size-asian="11pt" style:font-size-complex="11pt"/>
    </style:style>
    <style:style style:name="T52" style:family="text">
      <style:text-properties style:font-name="New York Medium" fo:font-size="11pt" fo:font-weight="normal" officeooo:rsid="002cf938" style:font-size-asian="11pt" style:font-weight-asian="normal" style:font-size-complex="11pt" style:font-weight-complex="normal"/>
    </style:style>
    <style:style style:name="T53" style:family="text">
      <style:text-properties style:font-name="New York Medium" fo:font-size="11pt" fo:font-weight="normal" officeooo:rsid="001b8382" style:font-size-asian="11pt" style:font-weight-asian="normal" style:font-size-complex="11pt" style:font-weight-complex="normal"/>
    </style:style>
    <style:style style:name="T54" style:family="text">
      <style:text-properties style:font-name="New York Medium" fo:font-size="11pt" fo:font-weight="normal" officeooo:rsid="00189bc4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ortune Buchholtz</text:h>
      <text:p text:style-name="Text_20_body"><text:span text:style-name="Strong_20_Emphasis"><text:span text:style-name="T1">Strategic </text:span></text:span><text:span text:style-name="Strong_20_Emphasis"><text:span text:style-name="T2">Delivery &amp; </text:span></text:span><text:span text:style-name="Strong_20_Emphasis"><text:span text:style-name="T3">Transformation </text:span></text:span><text:span text:style-name="Strong_20_Emphasis"><text:span text:style-name="T4">Leader | </text:span></text:span><text:span text:style-name="T3">+44 07859 959885 | frelkins@gmail.com</text:span><text:span text:style-name="T5"> </text:span></text:p>
      <text:h text:style-name="P2" text:outline-level="2"><text:span text:style-name="T6">Passionate </text:span><text:span text:style-name="T7">Delivery, </text:span><text:span text:style-name="T8">Customer </text:span><text:span text:style-name="T7">Value </text:span><text:span text:style-name="T8">and </text:span><text:span text:style-name="T9">Business</text:span> Transformation <text:span text:style-name="T7">Focus</text:span></text:h>
      <text:p text:style-name="Text_20_body"><text:span text:style-name="Emphasis"><text:span text:style-name="T5">Complex </text:span></text:span><text:span text:style-name="Emphasis"><text:span text:style-name="T10">Projects</text:span></text:span><text:span text:style-name="Emphasis"><text:span text:style-name="T5"> Spanning £</text:span></text:span><text:span text:style-name="Emphasis"><text:span text:style-name="T10">5-100</text:span></text:span><text:span text:style-name="Emphasis"><text:span text:style-name="T5">M </text:span></text:span><text:span text:style-name="Emphasis"><text:span text:style-name="T10">ROI </text:span></text:span><text:span text:style-name="Emphasis"><text:span text:style-name="T5">| </text:span></text:span><text:span text:style-name="Emphasis"><text:span text:style-name="T10">Staff </text:span></text:span><text:span text:style-name="Emphasis"><text:span text:style-name="T5">of <text:s/></text:span></text:span><text:span text:style-name="Emphasis"><text:span text:style-name="T10">140+</text:span></text:span><text:span text:style-name="Emphasis"><text:span text:style-name="T5"> | AI/ML Integration </text:span></text:span></text:p>
      <text:p text:style-name="Text_20_body"><text:span text:style-name="T11">T</text:span><text:span text:style-name="T5">ransformation</text:span><text:span text:style-name="T12">al delivery </text:span><text:span text:style-name="T5">leader with </text:span><text:span text:style-name="T10">15+</text:span><text:span text:style-name="T5"> years </text:span><text:span text:style-name="T10">of</text:span><text:span text:style-name="T5"> </text:span><text:span text:style-name="T13">delivery expertise</text:span><text:span text:style-name="T10"> and </text:span><text:span text:style-name="T5">organizational change </text:span><text:span text:style-name="T14">for business agility </text:span><text:span text:style-name="T5">across </text:span><text:span text:style-name="T11">tech,</text:span><text:span text:style-name="T5"> telecom, </text:span><text:span text:style-name="T13">e-commerce, </text:span><text:span text:style-name="T5">financ</text:span><text:span text:style-name="T10">e</text:span><text:span text:style-name="T15"> </text:span><text:span text:style-name="T10">and </text:span><text:span text:style-name="T5">energy. Proven track record delivering </text:span><text:span text:style-name="T10">human </text:span><text:span text:style-name="T11">development </text:span><text:span text:style-name="T10">and effective</text:span><text:span text:style-name="T5"> improvements while managing complex ecosystems. </text:span></text:p>
      <text:p text:style-name="P3"><text:span text:style-name="Strong_20_Emphasis"><text:span text:style-name="T16">Leadership | Transformation Strategy | Complex System</text:span></text:span><text:span text:style-name="Strong_20_Emphasis"><text:span text:style-name="T17">s Delivery</text:span></text:span><text:span text:style-name="Strong_20_Emphasis"><text:span text:style-name="T16">| AI/ML | Customer Advisory </text:span></text:span><text:span text:style-name="Strong_20_Emphasis"><text:span text:style-name="T18">| </text:span></text:span><text:span text:style-name="Strong_20_Emphasis"><text:span text:style-name="T16">Program Management | Stakeholder Management | Pre-</text:span></text:span><text:span text:style-name="Strong_20_Emphasis"><text:span text:style-name="T19">s</text:span></text:span><text:span text:style-name="Strong_20_Emphasis"><text:span text:style-name="T16">ales | </text:span></text:span><text:span text:style-name="Strong_20_Emphasis"><text:span text:style-name="T20">Toyota</text:span></text:span><text:span text:style-name="Strong_20_Emphasis"><text:span text:style-name="T16"> | </text:span></text:span><text:span text:style-name="Strong_20_Emphasis"><text:span text:style-name="T21">Flow | </text:span></text:span><text:span text:style-name="Strong_20_Emphasis"><text:span text:style-name="T16"><text:s/></text:span></text:span><text:span text:style-name="Strong_20_Emphasis"><text:span text:style-name="T20">Innovation </text:span></text:span><text:span text:style-name="Strong_20_Emphasis"><text:span text:style-name="T16">| </text:span></text:span><text:span text:style-name="Strong_20_Emphasis"><text:span text:style-name="T18">Collaboration | </text:span></text:span><text:span text:style-name="Strong_20_Emphasis"><text:span text:style-name="T22">Inspirational </text:span></text:span><text:span text:style-name="Strong_20_Emphasis"><text:span text:style-name="T18">Story-telling </text:span></text:span><text:span text:style-name="Strong_20_Emphasis"><text:span text:style-name="T23">| </text:span></text:span><text:span text:style-name="Strong_20_Emphasis"><text:span text:style-name="T18">Psychological Safety </text:span></text:span><text:span text:style-name="Strong_20_Emphasis"><text:span text:style-name="T20">| Coaching </text:span></text:span></text:p>
      <text:p text:style-name="P4"/>
      <text:h text:style-name="P5" text:outline-level="2">Professional Experience</text:h>
      <text:p text:style-name="Text_20_body"><text:span text:style-name="Strong_20_Emphasis"><text:span text:style-name="T24">Organizational Systems, </text:span></text:span><text:span text:style-name="Strong_20_Emphasis"><text:span text:style-name="T25">Delivery </text:span></text:span><text:span text:style-name="T26">and Flow </text:span><text:span text:style-name="T27">| </text:span><text:span text:style-name="Emphasis"><text:span text:style-name="T27">Jul 2015 – Presen</text:span></text:span><text:span text:style-name="Emphasis"><text:span text:style-name="T28">t..</text:span></text:span><text:span text:style-name="T27"><text:line-break/></text:span><text:span text:style-name="Emphasis"><text:span text:style-name="T27">Strategic </text:span></text:span><text:span text:style-name="Emphasis"><text:span text:style-name="T29">and inspirational </text:span></text:span><text:span text:style-name="Emphasis"><text:span text:style-name="T27">transformation across enterprise, government, and technology vendor contexts.</text:span></text:span></text:p>
      <text:p text:style-name="P6"><text:span text:style-name="Strong_20_Emphasis"><text:span text:style-name="T24"><text:s/>• Transformation </text:span></text:span><text:span text:style-name="Strong_20_Emphasis"><text:span text:style-name="T26">l</text:span></text:span><text:span text:style-name="Strong_20_Emphasis"><text:span text:style-name="T24">eadership </text:span></text:span><text:span text:style-name="Strong_20_Emphasis"><text:span text:style-name="T30">a</text:span></text:span><text:span text:style-name="T27">cross </text:span><text:span text:style-name="T31">high-value </text:span><text:span text:style-name="T27">program through systems-informed organizational change </text:span><text:span text:style-name="T32">and participatory </text:span><text:span text:style-name="T27">approaches </text:span><text:span text:style-name="T29">(Hyperoptic) </text:span><text:span text:style-name="T27"><text:line-break/>• </text:span><text:span text:style-name="Strong_20_Emphasis"><text:span text:style-name="T24">Led distributed staff</text:span></text:span><text:span text:style-name="T24"> </text:span><text:span text:style-name="T27">across complex network expansion </text:span><text:span text:style-name="T31">to serve</text:span><text:span text:style-name="T27"> 1 million customers <text:line-break/>• </text:span><text:span text:style-name="Strong_20_Emphasis"><text:span text:style-name="T24">Managed £27M AI/ML integration program</text:span></text:span><text:span text:style-name="T27"> achieving measurable customer experience improvements (First Central)<text:line-break/>• </text:span><text:span text:style-name="Strong_20_Emphasis"><text:span text:style-name="T24">Guided £5.8M regulatory </text:span></text:span><text:span text:style-name="Strong_20_Emphasis"><text:span text:style-name="T26">change</text:span></text:span><text:span text:style-name="T27"> against AI-advanced competitors (Siemens)</text:span></text:p>
      <text:p text:style-name="P7"><text:span text:style-name="Strong_20_Emphasis"><text:span text:style-name="T33">Customer Advisory &amp; Business Development</text:span></text:span><text:span text:style-name="T33"> </text:span></text:p>
      <text:p text:style-name="P7"><text:span text:style-name="T24">• </text:span><text:span text:style-name="Strong_20_Emphasis"><text:span text:style-name="T24">Provided pre-sales consulting with Red Hat</text:span></text:span><text:span text:style-name="T27"> through Conflux </text:span><text:span text:style-name="T29">collaboration</text:span><text:span text:style-name="T27">, translating enterprise technology capabilities into transformation </text:span><text:span text:style-name="T29">for customer value</text:span><text:span text:style-name="T27"><text:line-break/>• </text:span><text:span text:style-name="Strong_20_Emphasis"><text:span text:style-name="T24">Led strategic </text:span></text:span><text:span text:style-name="Strong_20_Emphasis"><text:span text:style-name="T26">change</text:span></text:span><text:span text:style-name="Strong_20_Emphasis"><text:span text:style-name="T24"> with LexisNexis</text:span></text:span><text:span text:style-name="T24"> </text:span><text:span text:style-name="T27">coordinating Programme, </text:span><text:span text:style-name="T29">Product </text:span><text:span text:style-name="T27">and Engineering <text:line-break/>• </text:span><text:span text:style-name="T29">Participated in</text:span><text:span text:style-name="Strong_20_Emphasis"><text:span text:style-name="T27"> </text:span></text:span><text:span text:style-name="Strong_20_Emphasis"><text:span text:style-name="T24">transformation consulting </text:span></text:span><text:span text:style-name="Strong_20_Emphasis"><text:span text:style-name="T26">for</text:span></text:span><text:span text:style-name="Strong_20_Emphasis"><text:span text:style-name="T24"> UK </text:span></text:span><text:span text:style-name="Strong_20_Emphasis"><text:span text:style-name="T26">tax authority </text:span></text:span><text:span text:style-name="T27"><text:line-break/>• </text:span><text:span text:style-name="T29">Advised</text:span><text:span text:style-name="Strong_20_Emphasis"><text:span text:style-name="T27"> </text:span></text:span><text:span text:style-name="Strong_20_Emphasis"><text:span text:style-name="T26">with</text:span></text:span><text:span text:style-name="Strong_20_Emphasis"><text:span text:style-name="T24"> Prof. Jeff Liker</text:span></text:span><text:span text:style-name="T27"> on </text:span><text:span text:style-name="T34">effective </text:span><text:span text:style-name="T27">Agile </text:span><text:span text:style-name="T34">within an on-going Lean transformation</text:span><text:span text:style-name="T27"> </text:span><text:span text:style-name="T29">a </text:span><text:span text:style-name="T27">pharmaceutical environment</text:span></text:p>
      <text:p text:style-name="Text_20_body"><text:span text:style-name="Strong_20_Emphasis"><text:span text:style-name="T33">Head of Agile &amp; Transformation </text:span></text:span><text:span text:style-name="T35"><text:s/>| </text:span><text:span text:style-name="Emphasis"><text:span text:style-name="T35">Hyperoptic, London</text:span></text:span><text:span text:style-name="T35"> | </text:span><text:span text:style-name="Emphasis"><text:span text:style-name="T35">Apr 2025 – Aug 2025</text:span></text:span></text:p>
      <text:p text:style-name="Text_20_body"><text:span text:style-name="Strong_20_Emphasis"><text:span text:style-name="T24">Scope:</text:span></text:span><text:span text:style-name="T27"> £</text:span><text:span text:style-name="T34">50-</text:span><text:span text:style-name="T27">100M network expansion serving 1 million customers</text:span></text:p>
      <text:p text:style-name="Text_20_body"><text:span text:style-name="T27">• </text:span><text:span text:style-name="Strong_20_Emphasis"><text:span text:style-name="T24">Coordinated 300 staff across 10</text:span></text:span><text:span text:style-name="Strong_20_Emphasis"><text:span text:style-name="T36">+</text:span></text:span><text:span text:style-name="Strong_20_Emphasis"><text:span text:style-name="T24"> distributed teams</text:span></text:span><text:span text:style-name="T27"> achieving </text:span><text:span text:style-name="T34">to achieve</text:span><text:span text:style-name="T27"> objectives through emergent self-organization<text:line-break/>• </text:span><text:span text:style-name="Strong_20_Emphasis"><text:span text:style-name="T24">Designed </text:span></text:span><text:span text:style-name="Strong_20_Emphasis"><text:span text:style-name="T36">and facilitated</text:span></text:span><text:span text:style-name="Strong_20_Emphasis"><text:span text:style-name="T24"> quarterly planning processes</text:span></text:span><text:span text:style-name="T27"> maintaining delivery schedules </text:span><text:span text:style-name="T28">in</text:span><text:span text:style-name="T27"> technological uncertainty</text:span><text:span text:style-name="T5"><text:line-break/>•</text:span><text:span text:style-name="T27"> </text:span><text:span text:style-name="Strong_20_Emphasis"><text:span text:style-name="T24">Created feedback mechanisms</text:span></text:span><text:span text:style-name="T27"> connecting front-line intelligence with </text:span><text:span text:style-name="T34">leadership</text:span><text:span text:style-name="T27"><text:line-break/>• </text:span><text:span text:style-name="Strong_20_Emphasis"><text:span text:style-name="T24">Managed technical and change teams</text:span></text:span><text:span text:style-name="T27"> fostering collaborative capabilities </text:span><text:span text:style-name="T34">the firm</text:span></text:p>
      <text:p text:style-name="P8"><text:soft-page-break/></text:p>
      <text:p text:style-name="Text_20_body"><text:span text:style-name="Strong_20_Emphasis"><text:span text:style-name="T33">Senior </text:span></text:span><text:span text:style-name="Strong_20_Emphasis"><text:span text:style-name="T37">Agilist, </text:span></text:span><text:span text:style-name="Strong_20_Emphasis"><text:span text:style-name="T33">Transformation </text:span></text:span><text:span text:style-name="T33"><text:s/>| </text:span><text:span text:style-name="Emphasis"><text:span text:style-name="T33">First Central, Manchester</text:span></text:span><text:span text:style-name="T33"> | </text:span><text:span text:style-name="Emphasis"><text:span text:style-name="T33">Sep 2023 – Jan 2024</text:span></text:span></text:p>
      <text:p text:style-name="P9"><text:span text:style-name="Strong_20_Emphasis"><text:span text:style-name="T24">Scope:</text:span></text:span><text:span text:style-name="T38"> </text:span><text:span text:style-name="T27">£27M AI/ML integration with measurable efficiency improvements</text:span></text:p>
      <text:p text:style-name="P9"><text:span text:style-name="T27">• </text:span><text:span text:style-name="Strong_20_Emphasis"><text:span text:style-name="T24">Achieved 80% flow efficiency improvement</text:span></text:span><text:span text:style-name="T24"> </text:span><text:span text:style-name="T27">through systematic redesign of </text:span><text:span text:style-name="T34">work</text:span><text:span text:style-name="T27"><text:line-break/>• </text:span><text:span text:style-name="Strong_20_Emphasis"><text:span text:style-name="T24">Successfully navigated AI chatbot </text:span></text:span><text:span text:style-name="Strong_20_Emphasis"><text:span text:style-name="T36">and ML </text:span></text:span><text:span text:style-name="Strong_20_Emphasis"><text:span text:style-name="T24">implementation challenges </text:span></text:span><text:span text:style-name="T36">with</text:span><text:span text:style-name="T27"> adaptive frameworks </text:span><text:span text:style-name="T34">in technology uncertainty</text:span><text:span text:style-name="T27"><text:line-break/>• </text:span><text:span text:style-name="Strong_20_Emphasis"><text:span text:style-name="T24">Led strategic </text:span></text:span><text:span text:style-name="Strong_20_Emphasis"><text:span text:style-name="T36">development work</text:span></text:span><text:span text:style-name="Strong_20_Emphasis"><text:span text:style-name="T24"> with LexisNexis </text:span></text:span><text:span text:style-name="Strong_20_Emphasis"><text:span text:style-name="T36">to reduce £5 million in fraud</text:span></text:span><text:span text:style-name="T27"><text:line-break/>• </text:span><text:span text:style-name="T34">Guided</text:span><text:span text:style-name="Strong_20_Emphasis"><text:span text:style-name="T24"> cross-functional </text:span></text:span><text:span text:style-name="Strong_20_Emphasis"><text:span text:style-name="T36">teams</text:span></text:span><text:span text:style-name="T27"> enabling collaboration between </text:span><text:span text:style-name="T34">developers, </text:span><text:span text:style-name="T27">service operations and AI/ML specialists</text:span></text:p>
      <text:p text:style-name="Text_20_body"><text:span text:style-name="Strong_20_Emphasis"><text:span text:style-name="T33">Chief Technology Officer</text:span></text:span><text:span text:style-name="T35"> | </text:span><text:span text:style-name="Emphasis"><text:span text:style-name="T35">Fin</text:span></text:span><text:span text:style-name="Emphasis"><text:span text:style-name="T39">N</text:span></text:span><text:span text:style-name="Emphasis"><text:span text:style-name="T35">ative GmbH </text:span></text:span><text:span text:style-name="T35">| </text:span><text:span text:style-name="Emphasis"><text:span text:style-name="T35">2016</text:span></text:span></text:p>
      <text:p text:style-name="P10"><text:span text:style-name="T27">• </text:span><text:span text:style-name="T28">Planned and led technology decisions in</text:span><text:span text:style-name="T27"> emerging </text:span><text:span text:style-name="T28">ML </text:span><text:span text:style-name="T27">fintech navigating German </text:span><text:span text:style-name="T28">banking and</text:span><text:span text:style-name="T27"> regulatory </text:span><text:span text:style-name="T28">ecosystem</text:span><text:span text:style-name="T27"><text:line-break/>• </text:span><text:span text:style-name="T28">Facilitated</text:span><text:span text:style-name="Strong_20_Emphasis"><text:span text:style-name="T24"> customer-facing product development</text:span></text:span><text:span text:style-name="T27"> including mobile architecture design and banking system integration research</text:span></text:p>
      <text:p text:style-name="Text_20_body"><text:span text:style-name="Strong_20_Emphasis"><text:span text:style-name="T40">Agile </text:span></text:span><text:span text:style-name="Strong_20_Emphasis"><text:span text:style-name="T33">Leadership</text:span></text:span><text:span text:style-name="T33"> | </text:span><text:span text:style-name="Emphasis"><text:span text:style-name="T33">2009 – 2015</text:span></text:span></text:p>
      <text:p text:style-name="Text_20_body"><text:span text:style-name="Strong_20_Emphasis"><text:span text:style-name="T24">Portfolio:</text:span></text:span><text:span text:style-name="T24"> </text:span><text:span text:style-name="T27">PNC Bank, ON24, Macys.com, Cisco, </text:span><text:span text:style-name="T28">Misys</text:span><text:span text:style-name="T27"> - transformation </text:span><text:span text:style-name="T41">a</text:span><text:span text:style-name="T27">cross financial services, SaaS, e-commerce, enterprise technol</text:span><text:span text:style-name="T41">ogy; 12 transformations across all clients</text:span></text:p>
      <text:p text:style-name="Text_20_body"><text:span text:style-name="T27">• </text:span><text:span text:style-name="Strong_20_Emphasis"><text:span text:style-name="T24">Led $10M </text:span></text:span><text:span text:style-name="Strong_20_Emphasis"><text:span text:style-name="T42">mortgage</text:span></text:span><text:span text:style-name="Strong_20_Emphasis"><text:span text:style-name="T24"> platform </text:span></text:span><text:span text:style-name="Strong_20_Emphasis"><text:span text:style-name="T42">Agile adoption</text:span></text:span><text:span text:style-name="T24"> </text:span><text:span text:style-name="T27">(PNC Bank), </text:span><text:span text:style-name="T28">participated in RFP work (Siemens); </text:span><text:span text:style-name="T41">solo transformation for </text:span><text:span text:style-name="Strong_20_Emphasis"><text:span text:style-name="T24">44-person distributed teams</text:span></text:span><text:span text:style-name="T27"> </text:span><text:span text:style-name="T28">on innovative marketing system </text:span><text:span text:style-name="T27">(ON24) </text:span><text:span text:style-name="T41">and a carbon-trading market (Misys)</text:span><text:span text:style-name="T27"><text:line-break/>• </text:span><text:span text:style-name="Strong_20_Emphasis"><text:span text:style-name="T24">Conducted stakeholder </text:span></text:span><text:span text:style-name="Strong_20_Emphasis"><text:span text:style-name="T42">and customer </text:span></text:span><text:span text:style-name="Strong_20_Emphasis"><text:span text:style-name="T24">validation workshops</text:span></text:span><text:span text:style-name="T24"> </text:span><text:span text:style-name="T42">with UX </text:span><text:span text:style-name="T27">for enterprise collaboration, </text:span><text:span text:style-name="T28">marketing</text:span><text:span text:style-name="T27"> </text:span><text:span text:style-name="T28">and video </text:span><text:span text:style-name="T27">system </text:span><text:span text:style-name="T28">innovation</text:span><text:span text:style-name="T27"> (Cisco)</text:span></text:p>
      <text:p text:style-name="P4"/>
      <text:h text:style-name="P5" text:outline-level="2">Current <text:span text:style-name="T43">Work</text:span></text:h>
      <text:p text:style-name="Text_20_body"><text:span text:style-name="Strong_20_Emphasis"><text:span text:style-name="T33">AI Development Collaboration with Kent Beck</text:span></text:span><text:span text:style-name="T33"> </text:span><text:span text:style-name="T35">| </text:span><text:span text:style-name="Emphasis"><text:span text:style-name="T35">Present</text:span></text:span><text:span text:style-name="T35"> -</text:span><text:span text:style-name="T27"> Advancing understanding of AI-augmented knowledge work through hands-on development practices</text:span></text:p>
      <text:p text:style-name="P11"><text:span text:style-name="Strong_20_Emphasis"><text:span text:style-name="T44">Mapping Future Space Innovation and Investment </text:span></text:span><text:span text:style-name="Strong_20_Emphasis"><text:span text:style-name="T33">with </text:span></text:span><text:span text:style-name="Strong_20_Emphasis"><text:span text:style-name="T44">Simon Wardley </text:span></text:span><text:span text:style-name="T35">| </text:span><text:span text:style-name="Emphasis"><text:span text:style-name="T35">Present</text:span></text:span><text:span text:style-name="T35"> –</text:span><text:span text:style-name="T27"> </text:span><text:span text:style-name="T45">Working with mixed industry collaborative group to Wardley map the future of space innovation</text:span></text:p>
      <text:p text:style-name="P12"><text:span text:style-name="Strong_20_Emphasis"><text:span text:style-name="T46">Lean and Software Technology </text:span></text:span><text:span text:style-name="Strong_20_Emphasis"><text:span text:style-name="T47">with </text:span></text:span><text:span text:style-name="Strong_20_Emphasis"><text:span text:style-name="T46">Prof. Jeff Liker</text:span></text:span><text:span text:style-name="T48">| </text:span><text:span text:style-name="Emphasis"><text:span text:style-name="T48">Present</text:span></text:span><text:span text:style-name="T48"> –</text:span><text:span text:style-name="T49"> </text:span><text:span text:style-name="T50">Advising Prof. Liker on technology areas, interview candidates, and editing</text:span></text:p>
      <text:p text:style-name="Text_20_body"><text:span text:style-name="Strong_20_Emphasis"><text:span text:style-name="T33">Professional Speaking</text:span></text:span><text:span text:style-name="T33"> </text:span><text:span text:style-name="T27">- Regular contributor to industry </text:span><text:span text:style-name="T45">workshops, meetings</text:span><text:span text:style-name="T27"> and </text:span><text:span text:style-name="T51">panels</text:span></text:p>
      <text:p text:style-name="P4"/>
      <text:h text:style-name="P5" text:outline-level="2">Education &amp; Certifications</text:h>
      <text:p text:style-name="P13"><text:span text:style-name="Strong_20_Emphasis"><text:span text:style-name="T24">MA Journalism</text:span></text:span><text:span text:style-name="T24"> – University of Missouri Kansas City | </text:span><text:span text:style-name="Strong_20_Emphasis"><text:span text:style-name="T24">BA Mathematics/ Philosophy</text:span></text:span><text:span text:style-name="T24"> – St. John's College <text:line-break/></text:span><text:span text:style-name="Strong_20_Emphasis"><text:span text:style-name="T24">Enterprise </text:span></text:span><text:span text:style-name="Strong_20_Emphasis"><text:span text:style-name="T52">Agility</text:span></text:span><text:span text:style-name="Strong_20_Emphasis"><text:span text:style-name="T24"> </text:span></text:span><text:span text:style-name="Strong_20_Emphasis"><text:span text:style-name="T53">(</text:span></text:span><text:span text:style-name="Strong_20_Emphasis"><text:span text:style-name="T24">ICP-</text:span></text:span><text:span text:style-name="Strong_20_Emphasis"><text:span text:style-name="T54">ACC, </text:span></text:span><text:span text:style-name="Strong_20_Emphasis"><text:span text:style-name="T53">ICP-EN</text:span></text:span><text:span text:style-name="Strong_20_Emphasis"><text:span text:style-name="T24">T, ICP-CAT </text:span></text:span><text:span text:style-name="Strong_20_Emphasis"><text:span text:style-name="T53">&amp; IC-EC</text:span></text:span><text:span text:style-name="Strong_20_Emphasis"><text:span text:style-name="T24">)</text:span></text:span><text:span text:style-name="T24"> – </text:span><text:span text:style-name="T53">IcAgile </text:span><text:span text:style-name="T24"><text:line-break/></text:span><text:span text:style-name="T52">Various Agile &amp; Scrum certificatio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ew York Medium" svg:font-family="'New York Medium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right="0.101cm" fo:margin-top="0cm" fo:margin-bottom="0.199cm" style:contextual-spacing="false" style:page-number="auto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ff240" officeooo:paragraph-rsid="002ff2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mailto:frelkins@gmail.com" text:style-name="Internet_20_link" text:visited-style-name="Visited_20_Internet_20_Link">frelkins@gmail.com</text:a><text:tab/><text:tab/>Fortune Buchholtz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8:24:39.992884739</meta:creation-date>
    <dc:date>2025-10-29T19:20:59.807808968</dc:date>
    <meta:editing-duration>PT1H10M31S</meta:editing-duration>
    <meta:editing-cycles>19</meta:editing-cycles>
    <meta:generator>LibreOffice/25.2.6.2$Linux_X86_64 LibreOffice_project/520$Build-2</meta:generator>
    <meta:print-date>2025-10-29T19:21:45.167971562</meta:print-date>
    <meta:printed-by>PDF files</meta:printed-by>
    <meta:document-statistic meta:table-count="0" meta:image-count="0" meta:object-count="0" meta:page-count="2" meta:paragraph-count="30" meta:word-count="598" meta:character-count="4618" meta:non-whitespace-character-count="4024"/>
  </office:meta>
</office:document-meta>
</file>